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5.058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stration">
            <text:p>Share Issue 9362 Demo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The application is a demo of the Android Issue 9362.</text:p>
            <text:p>The issue is about creating zombie widgets, which consume system resource.</text:p>
            <text:p>Most Android phone are affected by this issue, including but not limited to:</text:p>
            <text:p/>
            <text:p>- Nexus One 2.2</text:p>
            <text:p/>
            <text:p>If you are end user, you are probably don't need this application.</text:p>
            <text:p>This application is made as reference for Android developers.</text:p>
            <text:p/>
            <text:p>How to reproduce the bug:</text:p>
            <text:p/>
            <text:p>- Go to home screen.</text:p>
            <text:p>- In Home screen, long press the empty area of home screen.</text:p>
            <text:p>- In "Add to Home screen" menu, choose "Widgets".</text:p>
            <text:p>- In "Choose widget" menu, choose "Issue 99362 Demostration".</text:p>
            <text:p>- In the Widgets configuration screen, press Home button.</text:p>
            <text:p>- Notice that no new widget appear in the home screen.</text:p>
            <text:p>- Back to this application.</text:p>
            <text:p>- Open the "Id" page, you will see a number. <text:s/>The number is the ID of the zombie widget you just made.</text:p>
            <text:p>- The bug is successfully reproduced.</text:p>
            <text:p/>
            <text:p>Zombie widgets can waste your system resource:</text:p>
            <text:p/>
            <text:p>- Create a zombie widget.</text:p>
            <text:p>- Go to "Log" page, press menu key -&gt; press "Clear".</text:p>
            <text:p>- Restart your device.</text:p>
            <text:p>- After reboot, go back to "Log" page. <text:s/>You can see some system call occur in the zombie widgets.</text:p>
            <text:p/>
            <text:p>Information of pages:</text:p>
            <text:p/>
            <text:p>- "Id": The ID of widgets belong to this application, including living and zombie widgets.</text:p>
            <text:p>- "Log": History log of system call.</text:p>
            <text:p>- "Provider: Applications list which provide widget features.</text:p>
            <text:p/>
            <text:p>Uninstall this application can remove all zombie widgets.</text:p>
            <text:p>End user applications can avoid this issue by adding some additional code in their application.</text:p>
            <text:p>However, it seems impossible to list/remove all zombie widget created by other application, without breaking the phone security system.</text:p>
            <text:p/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 table:number-rows-repeated="6547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19:05:4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1T19:05:42</dc:date>
    <meta:editing-duration>PT33H56M59S</meta:editing-duration>
    <meta:editing-cycles>132</meta:editing-cycles>
    <meta:generator>OpenOffice.org/3.2$Linux OpenOffice.org_project/320m12$Build-9483</meta:generator>
    <dc:creator>luzi82 </dc:creator>
    <meta:document-statistic meta:table-count="3" meta:cell-count="80" meta:object-count="0"/>
  </office:meta>
</office:document-meta>
</file>